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fo:font-weight="normal" officeooo:rsid="0041161b" officeooo:paragraph-rsid="0007d32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weight="normal" officeooo:rsid="00143a97" officeooo:paragraph-rsid="0007d32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normal" officeooo:rsid="00176dc5" officeooo:paragraph-rsid="0007d32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normal" officeooo:rsid="0019622a" officeooo:paragraph-rsid="0007d3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normal" officeooo:rsid="001b4c7f" officeooo:paragraph-rsid="0007d32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1c4a36" officeooo:paragraph-rsid="0007d32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normal" officeooo:rsid="001cbed3" officeooo:paragraph-rsid="0007d32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normal" officeooo:rsid="001d5c17" officeooo:paragraph-rsid="0007d32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weight="normal" officeooo:rsid="001e63a5" officeooo:paragraph-rsid="0007d32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normal" officeooo:rsid="001f189a" officeooo:paragraph-rsid="0007d32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weight="normal" officeooo:rsid="001fa6dd" officeooo:paragraph-rsid="0007d32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weight="normal" officeooo:rsid="00217ab7" officeooo:paragraph-rsid="0007d32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normal" officeooo:rsid="00236e58" officeooo:paragraph-rsid="0007d32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font-weight="normal" officeooo:rsid="0023d220" officeooo:paragraph-rsid="0007d32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weight="normal" officeooo:rsid="00272bd4" officeooo:paragraph-rsid="0007d32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fo:font-weight="normal" officeooo:rsid="003c85d9" officeooo:paragraph-rsid="0007d32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fo:font-weight="normal" officeooo:rsid="00294d11" officeooo:paragraph-rsid="0007d32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fo:font-weight="normal" officeooo:rsid="0032c3df" officeooo:paragraph-rsid="0007d32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font-weight="normal" officeooo:rsid="002c73f2" officeooo:paragraph-rsid="0007d32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4pt" fo:font-weight="normal" officeooo:rsid="003551a5" officeooo:paragraph-rsid="0007d32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4pt" fo:font-weight="normal" officeooo:rsid="0037a5af" officeooo:paragraph-rsid="0007d32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4pt" fo:font-weight="normal" officeooo:rsid="003907f0" officeooo:paragraph-rsid="0007d32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fo:font-weight="normal" officeooo:rsid="003ac809" officeooo:paragraph-rsid="0007d32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4pt" fo:font-weight="normal" officeooo:rsid="003ff20b" officeooo:paragraph-rsid="0007d32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4pt" fo:font-weight="bold" officeooo:rsid="00143a97" officeooo:paragraph-rsid="0007d32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14pt" fo:font-weight="bold" officeooo:rsid="001b4c7f" officeooo:paragraph-rsid="0007d32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4pt" fo:font-weight="bold" officeooo:rsid="001c4a36" officeooo:paragraph-rsid="0007d32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4pt" fo:font-weight="bold" officeooo:rsid="00272bd4" officeooo:paragraph-rsid="0007d32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4pt" fo:font-weight="bold" officeooo:rsid="0013969c" officeooo:paragraph-rsid="0007d32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fo:font-size="14pt" fo:font-style="normal" fo:font-weight="normal" officeooo:rsid="00294d11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4pt" fo:font-style="normal" fo:font-weight="normal" officeooo:rsid="002c73f2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4pt" fo:font-style="normal" fo:font-weight="normal" officeooo:rsid="002ee227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4pt" fo:font-style="normal" fo:font-weight="normal" officeooo:rsid="003551a5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3551a5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3717b6" officeooo:paragraph-rsid="0007d32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ce181e" style:font-name="Ubuntu" fo:font-size="14pt" fo:font-weight="bold" officeooo:rsid="0013969c" officeooo:paragraph-rsid="0007d32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fbe3" style:font-weight-asian="bold" style:font-weight-complex="bold"/>
    </style:style>
    <style:style style:name="T3" style:family="text">
      <style:text-properties officeooo:rsid="00176dc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63a5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17ab7"/>
    </style:style>
    <style:style style:name="T9" style:family="text">
      <style:text-properties officeooo:rsid="00258554"/>
    </style:style>
    <style:style style:name="T10" style:family="text">
      <style:text-properties officeooo:rsid="0023d220"/>
    </style:style>
    <style:style style:name="T11" style:family="text">
      <style:text-properties officeooo:rsid="00236e58"/>
    </style:style>
    <style:style style:name="T12" style:family="text">
      <style:text-properties officeooo:rsid="0027fbe3"/>
    </style:style>
    <style:style style:name="T13" style:family="text">
      <style:text-properties officeooo:rsid="003d7ca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12f4" style:font-style-asian="normal" style:font-style-complex="normal"/>
    </style:style>
    <style:style style:name="T16" style:family="text">
      <style:text-properties fo:font-style="normal" officeooo:rsid="002c73f2" style:font-style-asian="normal" style:font-style-complex="normal"/>
    </style:style>
    <style:style style:name="T17" style:family="text">
      <style:text-properties fo:font-style="normal" officeooo:rsid="002cec50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officeooo:rsid="003907f0"/>
    </style:style>
    <style:style style:name="T22" style:family="text">
      <style:text-properties officeooo:rsid="003f5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Operating System </text:p>
      <text:p text:style-name="P36">LAB 01</text:p>
      <text:p text:style-name="P29"/>
      <text:p text:style-name="P25"/>
      <text:p text:style-name="P25">1.</text:p>
      <text:p text:style-name="P2"># echo Shahjalal University of Science and Technology</text:p>
      <text:p text:style-name="P2"><text:span text:style-name="T1">echo</text:span> prints everything after it.</text:p>
      <text:p text:style-name="P2">On terminal:</text:p>
      <text:p text:style-name="P2">Shahjalal University of Science and Technology</text:p>
      <text:p text:style-name="P2"/>
      <text:p text:style-name="P2"># echo -n SUST</text:p>
      <text:p text:style-name="P2"><text:span text:style-name="T1">-n</text:span> do not output the new line</text:p>
      <text:p text:style-name="P2">On terminal:</text:p>
      <text:p text:style-name="P2">SUSTeesha@eesha-HP-ProBook-6360b:~$</text:p>
      <text:p text:style-name="P2"/>
      <text:p text:style-name="P2"># <text:span text:style-name="T3">echo “SUST”</text:span></text:p>
      <text:p text:style-name="P3">prints </text:p>
      <text:p text:style-name="P3">SUST</text:p>
      <text:p text:style-name="P3"/>
      <text:p text:style-name="P3"># variable=”SUST”</text:p>
      <text:p text:style-name="P3"><text:s text:c="4"/>echo Varsity name is $variable or echo “Varsity name is $variable”</text:p>
      <text:p text:style-name="P3">which prints </text:p>
      <text:p text:style-name="P3">Varsity name is SUST</text:p>
      <text:p text:style-name="P3"/>
      <text:p text:style-name="P4"># echo -e “Varsity \t SUST” or echo -e ‘Varsity \t SUST’</text:p>
      <text:p text:style-name="P4"><text:s/><text:span text:style-name="T1">-e</text:span> enable interpretation of backslash escapes</text:p>
      <text:p text:style-name="P4">prints</text:p>
      <text:p text:style-name="P4">Varsity <text:tab/> SUST</text:p>
      <text:p text:style-name="P4"/>
      <text:p text:style-name="P5"># echo -e "Varsity \n SUST"</text:p>
      <text:p text:style-name="P26">\n <text:span text:style-name="T4">means newline </text:span></text:p>
      <text:p text:style-name="P5">prints</text:p>
      <text:p text:style-name="P5">Varsity </text:p>
      <text:p text:style-name="P5"><text:s text:c="2"/>SUST</text:p>
      <text:p text:style-name="P5"/>
      <text:p text:style-name="P5"># echo -e "Varsity \a SUST"</text:p>
      <text:p text:style-name="P27">\a <text:span text:style-name="T4">alerts (bell)</text:span></text:p>
      <text:p text:style-name="P6">prints</text:p>
      <text:p text:style-name="P5">Varsity <text:s/>SUST</text:p>
      <text:p text:style-name="P5"/>
      <text:p text:style-name="P5"/>
      <text:p text:style-name="P2"/>
      <text:p text:style-name="P6"><text:soft-page-break/># echo -e "Varsity\bSUST"</text:p>
      <text:p text:style-name="P7"><text:span text:style-name="T1">\b</text:span> backspace</text:p>
      <text:p text:style-name="P7">prints</text:p>
      <text:p text:style-name="P7">VarsitSUST</text:p>
      <text:p text:style-name="P7"/>
      <text:p text:style-name="P8"># echo -e "Varsity \e SUST"</text:p>
      <text:p text:style-name="P8"><text:span text:style-name="T1">\e</text:span> escape</text:p>
      <text:p text:style-name="P8">prints</text:p>
      <text:p text:style-name="P8">Varsity <text:span text:style-name="T5">[]</text:span> SUST</text:p>
      <text:p text:style-name="P8"/>
      <text:p text:style-name="P9"># echo -e "Varsity\c SUST"</text:p>
      <text:p text:style-name="P10"><text:span text:style-name="T1">\c</text:span> not further output</text:p>
      <text:p text:style-name="P10">prints</text:p>
      <text:p text:style-name="P10"><text:span text:style-name="T6">Varsity</text:span><text:span text:style-name="T7">eesha@eesha-HP-ProBook-6360b:~$</text:span></text:p>
      <text:p text:style-name="P10"/>
      <text:p text:style-name="P11"># echo -e "Varsity\<text:span text:style-name="T8">r</text:span>SUST"</text:p>
      <text:p text:style-name="P12"><text:span text:style-name="T1">\r</text:span> carriage return <text:span text:style-name="T9">(3 characters behind) Space not added in output</text:span></text:p>
      <text:p text:style-name="P12">prints </text:p>
      <text:p text:style-name="P13">SUSTity</text:p>
      <text:p text:style-name="P13"/>
      <text:p text:style-name="P13">or </text:p>
      <text:p text:style-name="P13"/>
      <text:p text:style-name="P13">echo -e "Varsity \r SUST"</text:p>
      <text:p text:style-name="P13">prints</text:p>
      <text:p text:style-name="P13"><text:s text:c="2"/>SUSTty</text:p>
      <text:p text:style-name="P13"/>
      <text:p text:style-name="P13"># echo -e "Varsity \<text:span text:style-name="T10">f</text:span> SUST"</text:p>
      <text:p text:style-name="P14"><text:span text:style-name="T1">\f</text:span> form feed</text:p>
      <text:p text:style-name="P14">Varsity </text:p>
      <text:p text:style-name="P14"><text:s text:c="9"/>SUST</text:p>
      <text:p text:style-name="P14"/>
      <text:p text:style-name="P15"># <text:span text:style-name="T11">echo -e "Varsity \v SUST"</text:span></text:p>
      <text:p text:style-name="P14"><text:span text:style-name="T1">\</text:span><text:span text:style-name="T2">v </text:span><text:span text:style-name="T12">vertical tab</text:span></text:p>
      <text:p text:style-name="P14">Varsity </text:p>
      <text:p text:style-name="P14"><text:s text:c="9"/>SUST</text:p>
      <text:p text:style-name="P14"/>
      <text:p text:style-name="P16"># echo -E “Varsity \n SUST”</text:p>
      <text:p text:style-name="P16"><text:span text:style-name="T1">-E</text:span> disable <text:span text:style-name="T13">everything</text:span></text:p>
      <text:p text:style-name="P16">Varsity \n SUST</text:p>
      <text:p text:style-name="P16"/>
      <text:p text:style-name="P16"/>
      <text:p text:style-name="P16"/>
      <text:p text:style-name="P28"><text:soft-page-break/>2.</text:p>
      <text:p text:style-name="P17"># echo $SHELL</text:p>
      <text:p text:style-name="P17">prints /<text:span text:style-name="T14">bin/bash </text:span></text:p>
      <text:p text:style-name="P30">current user</text:p>
      <text:p text:style-name="P30"/>
      <text:p text:style-name="P17"><text:span text:style-name="T14"># </text:span><text:span text:style-name="T15">man </text:span><text:span text:style-name="T16">man </text:span></text:p>
      <text:p text:style-name="P18"><text:span text:style-name="T16">m</text:span><text:span text:style-name="T14">an </text:span><text:span text:style-name="T18">keyword</text:span></text:p>
      <text:p text:style-name="P31">it displays:</text:p>
      <text:p text:style-name="P31">Synopsis, Description, Examples, Overview, Defaults, Options, Exit status, Environment, Files, History</text:p>
      <text:p text:style-name="P31"/>
      <text:p text:style-name="P19"><text:span text:style-name="T14">D</text:span><text:span text:style-name="T17">escription:</text:span></text:p>
      <text:p text:style-name="P31"><text:s text:c="7"/>man is the system's manual pager. <text:s/>Each page <text:s/>argument <text:s/>given <text:s/>to</text:p>
      <text:p text:style-name="P31"><text:s text:c="7"/>man <text:s/>is normally the name of a program, utility or function. <text:s/>The</text:p>
      <text:p text:style-name="P31"><text:s text:c="7"/>manual page associated with each of these arguments is then found</text:p>
      <text:p text:style-name="P31"><text:s text:c="7"/>and <text:s/>displayed. <text:s text:c="2"/></text:p>
      <text:p text:style-name="P31"/>
      <text:p text:style-name="P31">A manual page consists of several sections.</text:p>
      <text:p text:style-name="P31"><text:s text:c="7"/><text:tab/>Conventional section names include NAME, SYNOPSIS, CONFIGURATION,</text:p>
      <text:p text:style-name="P31"><text:s text:c="7"/><text:tab/>DESCRIPTION, OPTIONS, EXIT STATUS, RETURN VALUE, ERRORS, <text:tab/>ENVIRONMENT, <text:s/>FILES, <text:s/>VERSIONS, <text:s/>CONFORMING TO, <text:s/>NOTES, <text:s/>BUGS, <text:s/><text:tab/>EXAMPLE, AUTHORS, and SEE ALSO.</text:p>
      <text:p text:style-name="P31"/>
      <text:p text:style-name="P32">Types of manual pages be like:</text:p>
      <text:p text:style-name="P32"/>
      <text:p text:style-name="P31"><text:s/><text:tab/>1 <text:s text:c="2"/>Executable programs or shell commands</text:p>
      <text:p text:style-name="P31"><text:s text:c="7"/><text:tab/>2 <text:s text:c="2"/>System calls (functions provided by the kernel)</text:p>
      <text:p text:style-name="P31"><text:s text:c="7"/><text:tab/>3 <text:s text:c="2"/>Library calls (functions within program libraries)</text:p>
      <text:p text:style-name="P31"><text:s text:c="7"/><text:tab/>4 <text:s text:c="2"/>Special files (usually found in /dev)</text:p>
      <text:p text:style-name="P31"><text:s text:c="7"/><text:tab/>5 <text:s text:c="2"/>File formats and conventions eg /etc/passwd</text:p>
      <text:p text:style-name="P31"><text:s text:c="7"/><text:tab/>6 <text:s text:c="2"/>Games</text:p>
      <text:p text:style-name="P31"><text:s text:c="7"/><text:tab/>7 <text:s text:c="2"/>Miscellaneous (including <text:s/>macro <text:s/>packages <text:s/>and <text:s/>conventions) <text:s text:c="10"/></text:p>
      <text:p text:style-name="P31"><text:s text:c="7"/><text:tab/>8 <text:s text:c="2"/>System administration commands (usually only for root)</text:p>
      <text:p text:style-name="P31"><text:s text:c="7"/><text:tab/>9 <text:s text:c="2"/>Kernel routines [Non standard]</text:p>
      <text:p text:style-name="P31"/>
      <text:p text:style-name="P31"/>
      <text:p text:style-name="P33"># man -a keyword</text:p>
      <text:p text:style-name="P20"><text:span text:style-name="T14">displays all available </text:span><text:span text:style-name="T19">keyword</text:span><text:span text:style-name="T20"> manual pages contained within the manual.</text:span></text:p>
      <text:p text:style-name="P34"/>
      <text:p text:style-name="P35"># man -k keyword</text:p>
      <text:p text:style-name="P35">Search the <text:s/>short descriptions and manual page names for the keyword as regular expression.</text:p>
      <text:p text:style-name="P19"><text:soft-page-break/></text:p>
      <text:p text:style-name="P21"># man –help</text:p>
      <text:p text:style-name="P21">It displays many options of helping out.</text:p>
      <text:p text:style-name="P21"/>
      <text:p text:style-name="P21"/>
      <text:p text:style-name="P22"># man -f keyword</text:p>
      <text:p text:style-name="P21">Lookup the manual pages referenced by <text:span text:style-name="T21">keyword</text:span> and print out the short descriptions of any found. <text:s/>Equivalent to <text:span text:style-name="T1">whatis</text:span> <text:span text:style-name="T21">keyword</text:span>.</text:p>
      <text:p text:style-name="P21"/>
      <text:p text:style-name="P23"># <text:span text:style-name="T22">man -C file</text:span></text:p>
      <text:p text:style-name="P23">Use <text:s/>this <text:s/>user configuration file rather than the default of ~/.manpath.</text:p>
      <text:p text:style-name="P23"/>
      <text:p text:style-name="P24"># man -d</text:p>
      <text:p text:style-name="P24">Print debugging information.</text:p>
      <text:p text:style-name="P24"/>
      <text:p text:style-name="P1"># man -a, --all </text:p>
      <text:p text:style-name="P1">All manual pages </text:p>
      <text:p text:style-name="P1"/>
      <text:p text:style-name="P1"># man -u</text:p>
      <text:p text:style-name="P1">or man - -update</text:p>
      <text:p text:style-name="P1">updated the things</text:p>
      <text:p text:style-name="P1"/>
      <text:p text:style-name="P1"># man -V, --version</text:p>
      <text:p text:style-name="P1">Display the version information</text:p>
      <text:p text:style-name="P1"/>
      <text:p text:style-name="P1"># man --usage </text:p>
      <text:p text:style-name="P1">Usage message and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5:22:23.607534714</meta:creation-date>
    <meta:generator>LibreOffice/6.0.7.3$Linux_X86_64 LibreOffice_project/00m0$Build-3</meta:generator>
    <dc:date>2019-04-04T05:49:27.266074693</dc:date>
    <meta:editing-duration>PT3M30S</meta:editing-duration>
    <meta:editing-cycles>2</meta:editing-cycles>
    <meta:document-statistic meta:table-count="0" meta:image-count="0" meta:object-count="0" meta:page-count="4" meta:paragraph-count="109" meta:word-count="480" meta:character-count="3072" meta:non-whitespace-character-count="2495"/>
  </office:meta>
</office:document-meta>
</file>